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style:font-name="DejaVu Sans" fo:font-size="10pt" style:font-size-asian="10pt" style:font-size-complex="10pt"/>
    </style:style>
    <style:style style:name="P2" style:family="paragraph" style:parent-style-name="Standard">
      <style:paragraph-properties fo:line-height="150%"/>
      <style:text-properties style:font-name="DejaVu Sans" fo:font-size="10pt" fo:font-weight="bold" style:font-size-asian="10pt" style:font-weight-asian="bold" style:font-size-complex="10pt" style:font-weight-complex="bold"/>
    </style:style>
    <style:style style:name="P3" style:family="paragraph" style:parent-style-name="Standard">
      <style:paragraph-properties fo:line-height="150%" fo:text-align="center" style:justify-single-word="false"/>
      <style:text-properties style:font-name="DejaVu Sans" fo:font-size="10pt" fo:font-weight="bold" style:font-size-asian="10pt" style:font-weight-asian="bold" style:font-size-complex="10pt" style:font-weight-complex="bold"/>
    </style:style>
    <style:style style:name="P4" style:family="paragraph" style:parent-style-name="Standard">
      <style:paragraph-properties fo:line-height="150%"/>
      <style:text-properties style:font-name="DejaVu Sans" fo:font-size="10pt" fo:font-weight="bold" style:font-size-asian="10pt" style:font-weight-asian="bold" style:font-size-complex="10pt" style:font-weight-complex="bold"/>
    </style:style>
    <style:style style:name="P5" style:family="paragraph" style:parent-style-name="Standard">
      <style:paragraph-properties fo:line-height="150%"/>
      <style:text-properties style:font-name="DejaVu Sans" fo:font-size="10pt" style:font-size-asian="10pt" style:font-size-complex="10pt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TYPO3 Extentsion: Multiblog: Kurzinstallation &amp; Einführung</text:p>
      <text:p text:style-name="P1"/>
      <text:p text:style-name="P1"/>
      <text:p text:style-name="P2">Installation für einen einzelnen Blog: </text:p>
      <text:p text:style-name="P1">• Für die Extension wird ein TYPO3 Template mit einer seitenbreiten Spalte benötigt, <text:line-break/> <text:s text:c="2"/>ca. 980 Pixel, die sidbar Spalte wird von der Extension automatisch gerendert.</text:p>
      <text:p text:style-name="P1">• Extension im Erweiterungsmanager importieren und aktivieren.</text:p>
      <text:p text:style-name="P1">• Im Template „Include statics ...“ multiblog einfügen.</text:p>
      <text:p text:style-name="P1">• Folgenden Seiten anlegen:<text:line-break/> <text:s text:c="2"/>- Blog (plugin multiblog: singleblog einfügen)<text:line-break/> <text:s text:c="2"/>- Blogedit (plugin multiblog: blogedit einfügen)<text:line-break/> <text:s text:c="2"/>- Login (standard FE-Login Plugin von TYPO3</text:p>
      <text:p text:style-name="P1"><text:s text:c="3"/>- Datensatzordner</text:p>
      <text:p text:style-name="P1">• Im Template Setup → Konstanten Editor → multiblog die page uids eintragen</text:p>
      <text:p text:style-name="P1"/>
      <text:p text:style-name="P1"><text:span text:style-name="T1">Vorbereitung:</text:span><text:line-break/>• Im Datensatzordner einen FE-User anlegen.<text:line-break/>• Auf der Loginseite plugin FE-login den „Speicherort für Benutzer“ auf Datenordner stellen</text:p>
      <text:p text:style-name="P1">• Die Seite Blogedit (Seiteneigenschaften) sichtbar nur für eingeloggte Benutzer einstellen<text:line-break/>• In der Listenansicht → Datenordner → multiblog → neue Kategorie hinzufügen. <text:line-break/> <text:s text:c="2"/>Hier muss eine Kategorie angelegt werden, diese erscheint später nicht. <text:line-break/> <text:s text:c="2"/>Kategoriename: „Kategorie wählen“. Ohne diese Kategorie schlägt die FE Ansicht fehl!<text:line-break/>• In der Seitenansicht → Datenordner → Seite bearbeiten auswählen. <text:line-break/> <text:s text:c="2"/>Registerkarte → Resourcen → Page TSConfig folgende Zeilen ergänzen:<text:line-break/> <text:s text:c="2"/>## FE Cache der Seiten mit Plugin löschen<text:tab/><text:line-break/> <text:s text:c="2"/>TCEMAIN.clearCacheCmd= 76,77</text:p>
      <text:p text:style-name="P1"><text:s text:c="3"/>76, und 77 durch die eigenen page ids der Seiten mit den multiblog plugins ersetzen.</text:p>
      <text:p text:style-name="P1"/>
      <text:p text:style-name="P1"><text:span text:style-name="T1">Blog anlegen:</text:span><text:line-break/>• Listenansicht → Datensatzordner → multiblog → blog wählen<text:line-break/> <text:s text:c="2"/>Blogtitel: Erscheint später oben über dem Blog<text:line-break/> <text:s text:c="2"/>Bloginhaber → FE User auswählen<text:line-break/> <text:s text:c="2"/>e-mail: gültige e-mail Adresse. An diese Adresse werden Info mails bei neuen <text:line-break/> <text:s text:c="2"/>Kommentaren versendet.<text:line-break/> <text:s text:c="2"/>Blogbild (optional): Erscheint im Frontend for dem Blog Titel</text:p>
      <text:p text:style-name="P1"/>
      <text:p text:style-name="P1">Cache leeren und im Frontend einloggen und auf die Blog Seite navigieren. Dort sollte Punkt „Blog bearbeiten“ rechts unten erscheinen.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28T14:12:59</meta:creation-date>
    <dc:date>2013-04-19T11:29:01</dc:date>
    <meta:editing-duration>PT2H59M55S</meta:editing-duration>
    <meta:editing-cycles>3</meta:editing-cycles>
    <meta:generator>OpenOffice.org/3.4.1$Unix OpenOffice.org_project/341m1$Build-9593</meta:generator>
    <meta:document-statistic meta:table-count="0" meta:image-count="0" meta:object-count="0" meta:page-count="1" meta:paragraph-count="13" meta:word-count="263" meta:character-count="1903"/>
  </office:meta>
</office:document-meta>
</file>